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FileNames.isDocStoreFile( String file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dexFileNames.fileNameFromGeneration( String base , String extension , long g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dexFileNames.segmentFileName( String segmentName , String 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